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7d413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paragraph-rsid="0017d413"/>
    </style:style>
    <style:style style:name="P7" style:family="paragraph" style:parent-style-name="Text_20_body" style:list-style-name="L5">
      <style:text-properties officeooo:paragraph-rsid="0017d413"/>
    </style:style>
    <style:style style:name="P8" style:family="paragraph" style:parent-style-name="Text_20_body">
      <style:text-properties officeooo:paragraph-rsid="0017d413"/>
    </style:style>
    <style:style style:name="P9" style:family="paragraph" style:parent-style-name="Text_20_body" style:list-style-name="L6">
      <style:text-properties officeooo:paragraph-rsid="0017d413"/>
    </style:style>
    <style:style style:name="P10" style:family="paragraph" style:parent-style-name="Text_20_body" style:list-style-name="L7">
      <style:text-properties officeooo:paragraph-rsid="0017d413"/>
    </style:style>
    <style:style style:name="P11" style:family="paragraph" style:parent-style-name="Text_20_body">
      <style:paragraph-properties fo:break-before="page"/>
      <style:text-properties officeooo:paragraph-rsid="0017d413"/>
    </style:style>
    <style:style style:name="P12" style:family="paragraph" style:parent-style-name="Text_20_body" style:list-style-name="L8">
      <style:paragraph-properties fo:margin-left="0cm" fo:margin-right="0.423cm" fo:text-indent="0cm" style:auto-text-indent="false"/>
      <style:text-properties officeooo:rsid="0017d413" officeooo:paragraph-rsid="0017d413"/>
    </style:style>
    <style:style style:name="P13" style:family="paragraph" style:parent-style-name="Text_20_body" style:list-style-name="L5">
      <style:paragraph-properties fo:margin-left="0cm" fo:margin-right="0.423cm" fo:text-indent="0cm" style:auto-text-indent="false"/>
      <style:text-properties officeooo:paragraph-rsid="0017d413"/>
    </style:style>
    <style:style style:name="P14" style:family="paragraph" style:parent-style-name="Heading_20_3">
      <style:paragraph-properties fo:margin-left="0cm" fo:margin-right="0.423cm" fo:text-indent="0cm" style:auto-text-indent="false"/>
    </style:style>
    <style:style style:name="P15" style:family="paragraph" style:parent-style-name="Heading_20_3">
      <style:paragraph-properties fo:margin-left="0cm" fo:margin-right="0.423cm" fo:text-indent="0cm" style:auto-text-indent="false"/>
      <style:text-properties officeooo:paragraph-rsid="0017d413"/>
    </style:style>
    <style:style style:name="P16" style:family="paragraph" style:parent-style-name="Heading_20_2">
      <style:paragraph-properties fo:margin-left="0cm" fo:margin-right="0.423cm" fo:text-indent="0cm" style:auto-text-indent="false"/>
    </style:style>
    <style:style style:name="P17" style:family="paragraph" style:parent-style-name="Heading_20_2">
      <style:paragraph-properties fo:margin-left="0cm" fo:margin-right="0.423cm" fo:text-indent="0cm" style:auto-text-indent="false"/>
      <style:text-properties officeooo:paragraph-rsid="0017d413"/>
    </style:style>
    <style:style style:name="P18" style:family="paragraph" style:parent-style-name="Quotations">
      <style:text-properties officeooo:paragraph-rsid="0017d413"/>
    </style:style>
    <style:style style:name="P19" style:family="paragraph" style:parent-style-name="Heading_20_1" style:master-page-name="HTML">
      <style:paragraph-properties fo:margin-left="0cm" fo:margin-right="0.423cm" fo:text-indent="0cm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psalms-of-confidence"/>Psalms of Confidence</text:p>
      <text:p text:style-name="Text_20_body"><text:span text:style-name="Strong_20_Emphasis">Psalms of confidence</text:span> include a lament, but the ideas of security, peace, joy, and confidence predominate. </text:p>
      <text:p text:style-name="Text_20_body">(psalms 3, 4, 11, 16, 23, 27, 62, 115, 121, 125, 129, 131)</text:p>
      <text:h text:style-name="P16" text:outline-level="2"><text:bookmark text:name="national-confidence"/>National Confidence</text:h>
      <text:p text:style-name="Text_20_body">(psalms 115, 125, 129)</text:p>
      <text:h text:style-name="P14" text:outline-level="3"><text:bookmark text:name="psalm-115"/>Psalm 115</text:h>
      <text:list xml:id="list2194956358588270429" text:style-name="L1">
        <text:list-item>
          <text:p text:style-name="P1">“Not Unto Us” … </text:p>
        </text:list-item>
        <text:list-item>
          <text:p text:style-name="P1">Useless Idols – “the work of men’s hands”</text:p>
        </text:list-item>
      </text:list>
      <text:p text:style-name="Quotations">Psalm 100:3 — Know ye that the LORD he is God: it is he that hath made us, and not we ourselves; we are his people, and the sheep of his pasture.</text:p>
      <text:list xml:id="list4525238837589609979" text:style-name="L2">
        <text:list-item>
          <text:p text:style-name="P3">vs. 12 “The Lord hath been mindful of us: he will bless us;” </text:p>
        </text:list-item>
      </text:list>
      <text:h text:style-name="P14" text:outline-level="3"><text:bookmark text:name="psalm-125"/>Psalm 125</text:h>
      <text:list xml:id="list7035723478231671491" text:style-name="L3">
        <text:list-item>
          <text:p text:style-name="P4">the title: “A Song of Degrees” </text:p>
        </text:list-item>
      </text:list>
      <text:p text:style-name="Text_20_body">This psalm is a part of a “Pilgrim’s Song Book” or “Songs of Degrees or Ascents”. This a title given to fifteen of the Psalms, 120–134, each starting with the ascription Shir Hama’aloth.</text:p>
      <text:h text:style-name="P14" text:outline-level="3"><text:bookmark text:name="psalm-129"/>Psalm 129</text:h>
      <text:p text:style-name="P8">The Heathen vs. the Righteous. Essential to the Psalms of Confidence is the belief that God has a people and that he acts as <text:span text:style-name="T4">Psalms of Confidence</text:span></text:p>
      <text:p text:style-name="P8"><text:span text:style-name="Strong_20_Emphasis">Psalms of confidence</text:span> include a lament, but the ideas of security, peace, joy, and confidence predominate. </text:p>
      <text:p text:style-name="P8">(psalms 3, 4, 11, 16, 23, 27, 62, 115, 121, 125, 129, 131)</text:p>
      <text:h text:style-name="P17" text:outline-level="2"><text:bookmark text:name="national-confidence1"/>National Confidence</text:h>
      <text:p text:style-name="P8">(psalms 115, 125, 129)</text:p>
      <text:h text:style-name="P15" text:outline-level="3"><text:bookmark text:name="psalm-1151"/>Psalm 115</text:h>
      <text:list xml:id="list95656313231685" text:continue-list="list2194956358588270429" text:style-name="L1">
        <text:list-item>
          <text:p text:style-name="P2">“Not Unto Us” … </text:p>
        </text:list-item>
        <text:list-item>
          <text:p text:style-name="P2">Useless Idols – “the work of men’s hands”</text:p>
        </text:list-item>
      </text:list>
      <text:p text:style-name="P18">Psalm 100:3 — Know ye that the LORD he is God: it is he that hath made us, and not we ourselves; we are his people, and the sheep of his pasture.</text:p>
      <text:list xml:id="list6732003229956094840" text:style-name="L6">
        <text:list-item>
          <text:p text:style-name="P9">vs. 12 “The Lord hath been mindful of us: he will bless us;” </text:p>
        </text:list-item>
      </text:list>
      <text:h text:style-name="P15" text:outline-level="3"><text:bookmark text:name="psalm-1251"/>Psalm 125</text:h>
      <text:list xml:id="list4977377943661299105" text:style-name="L7">
        <text:list-item>
          <text:p text:style-name="P10">the title: “A Song of Degrees” </text:p>
        </text:list-item>
      </text:list>
      <text:p text:style-name="P8">This psalm is a part of a “Pilgrim’s Song Book” or “Songs of Degrees or Ascents”. This a title given to fifteen of the Psalms, 120–134, each starting with the ascription Shir Hama’aloth.</text:p>
      <text:h text:style-name="P15" text:outline-level="3"><text:bookmark text:name="psalm-1291"/>Psalm 129</text:h>
      <text:p text:style-name="P8">The Heathen vs. the Righteous. Essential to the Psalms of Confidence is the belief that God has a people and that he acts as</text:p>
      <text:p text:style-name="P11">Protector of this convenant People. (Psalm 23; Exodus 14 “the Exodus”)</text:p>
      <text:h text:style-name="P14" text:outline-level="3"><text:bookmark text:name="stand-up-stand-up-for-jesus-dudley-tyng-george-duffield-jr"/>“Stand Up, Stand Up for Jesus”, Dudley Tyng &amp; George Duffield, Jr.</text:h>
      <text:p text:style-name="Text_20_body">An omitted stanza five to “Stand Up, Stand Up for Jesus”:</text:p>
      <text:p text:style-name="Text_20_body">Stand up!—stand up for Jesus!<text:line-break/>Each soldier to his post;<text:line-break/>Close up the broken column,<text:line-break/>And shout through all the host!<text:line-break/>Make good the loss so heavy,<text:line-break/>In those that still remain,<text:line-break/>And prove to all around you<text:line-break/>That death itself is gain!</text:p>
      <text:h text:style-name="P16" text:outline-level="2"><text:bookmark text:name="individual-confidence"/>Individual Confidence</text:h>
      <text:p text:style-name="Text_20_body">(psalms 3, 4, 11, 16, 23, 27, 62, 121, 131)</text:p>
      <text:h text:style-name="P14" text:outline-level="3"><text:bookmark text:name="psalm-3"/>Psalm 3</text:h>
      <text:list xml:id="list1412731181909599071" text:style-name="L4">
        <text:list-item>
          <text:p text:style-name="P5">“A Psalm of David” The Darkest Days of David’s Life (2 Samuel 15:1 — 19:8) </text:p>
        </text:list-item>
      </text:list>
      <text:p text:style-name="Quotations">2 Samuel 15:13 — And there came a messenger to David, saying, The hearts of the men of Israel are after Absalom. </text:p>
      <text:list xml:id="list2112856213355552557" text:style-name="L5">
        <text:list-item>
          <text:p text:style-name="P7">“No Help for him in God” </text:p>
          <text:p text:style-name="P13"/>
          <text:p text:style-name="P13"/>
          <text:p text:style-name="P13"/>
          <text:p text:style-name="P13">Protector of this convenant People. (Psalm 23; Exodus 14 “the Exodus”)</text:p>
        </text:list-item>
      </text:list>
      <text:h text:style-name="P15" text:outline-level="3"><text:bookmark text:name="stand-up-stand-up-for-jesus-dudley-tyng-george-duffield-jr1"/>“Stand Up, Stand Up for Jesus”, Dudley Tyng &amp; George Duffield, Jr.</text:h>
      <text:p text:style-name="P8">An omitted stanza five to “Stand Up, Stand Up for Jesus”:</text:p>
      <text:p text:style-name="P8">Stand up!—stand up for Jesus!<text:line-break/>Each soldier to his post;<text:line-break/>Close up the broken column,<text:line-break/>And shout through all the host!<text:line-break/>Make good the loss so heavy,<text:line-break/>In those that still remain,<text:line-break/>And prove to all around you<text:line-break/>That death itself is gain!</text:p>
      <text:h text:style-name="P17" text:outline-level="2"><text:bookmark text:name="individual-confidence1"/>Individual Confidence</text:h>
      <text:p text:style-name="P8">(psalms 3, 4, 11, 16, 23, 27, 62, 121, 131)</text:p>
      <text:h text:style-name="P15" text:outline-level="3"><text:bookmark text:name="psalm-31"/>Psalm 3</text:h>
      <text:list xml:id="list95655651188951" text:continue-list="list1412731181909599071" text:style-name="L4">
        <text:list-item>
          <text:p text:style-name="P6">“A Psalm of David” The Darkest Days of David’s Life (2 Samuel 15:1 — 19:8) </text:p>
        </text:list-item>
      </text:list>
      <text:p text:style-name="P18">2 Samuel 15:13 — And there came a messenger to David, saying, The hearts of the men of Israel are after Absalom. </text:p>
      <text:list xml:id="list5009197768571764981" text:style-name="L8">
        <text:list-item>
          <text:p text:style-name="P12">“No Help for him in God”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23cm" fo:margin-right="0.423cm" fo:margin-top="0.423cm" fo:margin-bottom="0.423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423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cm" fo:margin-bottom="1cm" fo:margin-left="2cm" fo:margin-right="1cm" fo:border="0.06pt solid #dddddd" fo:padding="0.049cm" fo:background-color="transparent" style:writing-mode="lr-tb" draw:fill="none" draw:fill-color="#729fcf" style:footnote-max-height="0cm">
        <style:columns fo:column-count="2" fo:column-gap="0cm">
          <style:column style:rel-width="5255*" fo:start-indent="0cm" fo:end-indent="0cm"/>
          <style:column style:rel-width="5256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2_classification_confidence-brief</dc:title>
    <meta:generator>LibreOffice/5.1.6.2$Linux_X86_64 LibreOffice_project/10m0$Build-2</meta:generator>
    <dc:date>2018-03-25T09:56:55.016642457</dc:date>
    <meta:editing-duration>PT1M47S</meta:editing-duration>
    <meta:editing-cycles>2</meta:editing-cycles>
    <meta:document-statistic meta:table-count="0" meta:image-count="0" meta:object-count="0" meta:page-count="2" meta:paragraph-count="52" meta:word-count="608" meta:character-count="3137" meta:non-whitespace-character-count="2576"/>
    <meta:user-defined meta:name=""/>
  </office:meta>
</office:document-meta>
</file>